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59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36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36.31pt" fo:break-before="auto" style:use-optimal-row-height="false"/>
    </style:style>
    <style:style style:name="ro5" style:family="table-row">
      <style:table-row-properties style:row-height="40.25pt" fo:break-before="auto" style:use-optimal-row-height="true"/>
    </style:style>
    <style:style style:name="ro6" style:family="table-row">
      <style:table-row-properties style:row-height="69.39pt" fo:break-before="auto" style:use-optimal-row-height="true"/>
    </style:style>
    <style:style style:name="ro7" style:family="table-row">
      <style:table-row-properties style:row-height="49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13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U4</text:p>
          </table:table-cell>
          <table:table-cell table:style-name="ce2" office:value-type="string" calcext:value-type="string" table:number-columns-spanned="2" table:number-rows-spanned="1">
            <text:p>Modificar los datos de unas elecciones </text:p>
          </table:table-cell>
          <table:covered-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ctor</text:p>
          </table:table-cell>
          <table:table-cell table:style-name="ce6" office:value-type="string" calcext:value-type="string" table:number-columns-spanned="2" table:number-rows-spanned="1">
            <text:p>Usuario</text:p>
          </table:table-cell>
          <table:covered-table-cell table:style-name="ce1"/>
          <table:table-cell table:number-columns-repeated="5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style-name="ce2" office:value-type="string" calcext:value-type="string" table:number-columns-spanned="2" table:number-rows-spanned="1">
            <text:p>El Sistema debe permitir al actor Usuario modificar los datos de unas elecciones una vez han sido introducidos.</text:p>
          </table:table-cell>
          <table:covered-table-cell table:style-name="ce1"/>
          <table:table-cell table:number-columns-repeated="5"/>
        </table:table-row>
        <table:table-row table:style-name="ro3">
          <table:table-cell/>
          <table:table-cell office:value-type="string" calcext:value-type="string">
            <text:p>Precondición</text:p>
          </table:table-cell>
          <table:table-cell table:style-name="ce2" office:value-type="string" calcext:value-type="string" table:number-columns-spanned="2" table:number-rows-spanned="1">
            <text:p>El dispositivo del actor Usuario está identificado de forma única en el sistema.</text:p>
          </table:table-cell>
          <table:covered-table-cell table:style-name="ce1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18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l actor Usuario selecciona la opción “Modificar Configuración”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l Sistema muestra los valores de la Configuración actuales (RI-01).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l actor Usuario modifica el umbral mínimo de representación.</text:p>
          </table:table-cell>
          <table:table-cell table:number-columns-repeated="4"/>
          <table:table-cell office:value-type="string" calcext:value-type="string">
            <text:p>2, 7, </text:p>
          </table:table-cell>
        </table:table-row>
        <table:table-row table:style-name="ro4">
          <table:table-cell/>
          <table:covered-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El Sistema comprueba que la nueva Configuración verifica la restricción RT-02.</text:p>
          </table:table-cell>
          <table:table-cell table:number-columns-repeated="5"/>
        </table:table-row>
        <table:table-row table:style-name="ro4">
          <table:table-cell/>
          <table:covered-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l Sistema muestra los nuevos valores de la Configuración.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l actor Usuario selecciona la opción “Modificar Elección”.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El Sistema muestra los valores actuales de la Elección (RI-02).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El actor Usuario modifica el tipo de elección y la fecha de la elección.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l Sistema comprueba que el tipo de elección es uno de los tipos posibles y que la fecha es una fecha válida.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 Sistema muestra los nuevos valores de la Elección.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l actor Usuario selecciona la opción “Modificar Circunscripción” de una de las circunscripciones introducidas.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l Sistema muestra los valores actuales de la Circunscripción (RI-03).</text:p>
          </table:table-cell>
          <table:table-cell table:number-columns-repeated="5"/>
        </table:table-row>
        <table:table-row table:style-name="ro6">
          <table:table-cell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L actor Usuario modifica el nombre, el número de censados, el número de representantes, el número de votos blancos y el número de votos nulos de la Circunscripción</text:p>
          </table:table-cell>
          <table:table-cell table:number-columns-repeated="5"/>
        </table:table-row>
        <table:table-row table:style-name="ro6">
          <table:table-cell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l Sistema comprueba que los datos de la Circunscripción verifican las restricciones RT-03, RT-04, RT-05, RT-06 y RT-07 y que <text:s/>las Candidaturas de la Circunscripción modificada verifican la restricciones RT-12.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l Sistema muestra los nuevos valores de la Circunscripción correspondiente.</text:p>
          </table:table-cell>
          <table:table-cell table:number-columns-repeated="5"/>
        </table:table-row>
        <table:table-row table:style-name="ro5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l Usuario selecciona la opción de “Modificar Candidatura” de una las candidaturas introducidas.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l Sistema muestra los valores actuales de la Candidatura (RI-04) correspondiente.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l actor Usuario modifica el nombre largo, el nombre abreviado y número de votos de la candidatura</text:p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El Sistema comprueba que los datos de la candidatura verifican las restricciones RT-08, RT-09, RT-10, RT-11, RT-12 y RT-13.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l Sistema muestra los nuevos valores de la Candidatura.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ternativa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  <table:table-cell table:number-columns-repeated="5"/>
        </table:table-row>
        <table:table-row table:style-name="ro5">
          <table:table-cell/>
          <table:covered-table-cell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Si el actor Usuario desea modificar los datos de otra Circunscripción, se repiten los pasos 11, 12, 13, 14 y 15.</text:p>
          </table:table-cell>
          <table:table-cell table:number-columns-repeated="5"/>
        </table:table-row>
        <table:table-row table:style-name="ro5">
          <table:table-cell/>
          <table:covered-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Si el actor Usuario desea modificar los datos de otra Candidatura, se repiten los pasos 16, 17, 18, 19 y 20.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1" table:number-rows-spanned="6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i la nueva configuración no es válida, el sistema advierte al usuario y el caso de uso continúa en el paso 1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Si los datos introducidos no son válidos, el sistema advierte al usuario y el caso de uso continúa en el paso 6</text:p>
          </table:table-cell>
          <table:table-cell table:number-columns-repeated="5"/>
        </table:table-row>
        <table:table-row table:style-name="ro3">
          <table:table-cell/>
          <table:covered-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Si los datos introducidos no son válidos, el sistema advierte al usuario y el caso de uso continúa en el paso 11</text:p>
          </table:table-cell>
          <table:table-cell table:number-columns-repeated="5"/>
        </table:table-row>
        <table:table-row table:style-name="ro3">
          <table:table-cell/>
          <table:covered-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Si los datos introducidos no son válidos, el sistema advierte al usuario y el caso de uso continúa en el paso 16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Poscondición</text:p>
          </table:table-cell>
          <table:table-cell table:style-name="ce2" office:value-type="string" calcext:value-type="string" table:number-columns-spanned="2" table:number-rows-spanned="1">
            <text:p>Los datos de unas nueva Eleccion, incluyendo los datos de las Circunscripciones y de las Candidaturas, están introducidos en el sistema.</text:p>
          </table:table-cell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Rendimiento</text:p>
          </table:table-cell>
          <table:table-cell table:style-name="ce2" office:value-type="string" calcext:value-type="string" table:number-columns-spanned="2" table:number-rows-spanned="1">
            <text:p>Menos de 1 segundo entre los pasos 1 y 2, entre los pasos 6 y 7, y entre los pasos 11 y 12. Menos de 1 segundo en los pasos 4, 9 y 14.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style-name="ce2" office:value-type="string" calcext:value-type="string" table:number-columns-spanned="2" table:number-rows-spanned="1">
            <text:p>1 vez cada 10 minutos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table:style-name="ce2" office:value-type="string" calcext:value-type="string" table:number-columns-spanned="2" table:number-rows-spanned="1">
            <text:p>Vital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table:style-name="ce2" office:value-type="string" calcext:value-type="string" table:number-columns-spanned="2" table:number-rows-spanned="1">
            <text:p>Urgente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table:style-name="ce2" office:value-type="string" calcext:value-type="string" table:number-columns-spanned="2" table:number-rows-spanned="1">
            <text:p>Ninguno</text:p>
          </table:table-cell>
          <table:covered-table-cell table:style-name="ce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2:26:19.7279551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11:41:07.280849424</meta:creation-date>
    <dc:date>2019-11-02T13:13:12.673135118</dc:date>
    <meta:editing-duration>PT3H40M30S</meta:editing-duration>
    <meta:editing-cycles>27</meta:editing-cycles>
    <meta:generator>LibreOffice/6.3.1.2$Linux_X86_64 LibreOffice_project/30$Build-2</meta:generator>
    <meta:document-statistic meta:table-count="1" meta:cell-count="82" meta:object-count="0"/>
  </office:meta>
</office:document-meta>
</file>